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71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direction="ltr" style:vertical-align="middle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direction="ltr"/>
    </style:style>
    <style:style style:name="ce6" style:family="table-cell" style:parent-style-name="Default">
      <style:table-cell-properties style:text-align-source="fix" style:repeat-content="false" fo:wrap-option="wrap" style:direction="ltr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5"/>
        <table:table-column table:style-name="co5" table:default-cell-style-name="ce5"/>
        <table:table-row table:style-name="ro2">
          <table:table-cell office:value-type="string">
            <text:p>Texte de base</text:p>
          </table:table-cell>
          <table:table-cell office:value-type="string">
            <text:p>Première correction</text:p>
          </table:table-cell>
          <table:table-cell office:value-type="string">
            <text:p>Deuxième corrections</text:p>
          </table:table-cell>
        </table:table-row>
        <table:table-row table:style-name="ro2">
          <table:table-cell table:number-columns-repeated="2" office:value-type="string">
            <text:p>menu</text:p>
          </table:table-cell>
          <table:table-cell/>
        </table:table-row>
        <table:table-row table:style-name="ro2">
          <table:table-cell table:number-columns-repeated="2" office:value-type="string">
            <text:p>itinéraire</text:p>
          </table:table-cell>
          <table:table-cell/>
        </table:table-row>
        <table:table-row table:style-name="ro2">
          <table:table-cell table:number-columns-repeated="2" office:value-type="string">
            <text:p>description</text:p>
          </table:table-cell>
          <table:table-cell/>
        </table:table-row>
        <table:table-row table:style-name="ro2">
          <table:table-cell table:number-columns-repeated="2" office:value-type="string">
            <text:p>commentaire</text:p>
          </table:table-cell>
          <table:table-cell/>
        </table:table-row>
        <table:table-row table:style-name="ro2">
          <table:table-cell table:number-columns-repeated="2" office:value-type="string">
            <text:p>service</text:p>
          </table:table-cell>
          <table:table-cell/>
        </table:table-row>
        <table:table-row table:style-name="ro3">
          <table:table-cell office:value-type="string">
            <text:p>horraire et localisation</text:p>
          </table:table-cell>
          <table:table-cell office:value-type="string">
            <text:p>horaires et localisation</text:p>
          </table:table-cell>
          <table:table-cell/>
        </table:table-row>
        <table:table-row table:style-name="ro3">
          <table:table-cell office:value-type="string">
            <text:p>laisser nous un commentaire</text:p>
          </table:table-cell>
          <table:table-cell office:value-type="string">
            <text:p>Qu'en pensez vous ?</text:p>
          </table:table-cell>
          <table:table-cell/>
        </table:table-row>
        <table:table-row table:style-name="ro2">
          <table:table-cell table:number-columns-repeated="2" office:value-type="string">
            <text:p>envoyer</text:p>
          </table:table-cell>
          <table:table-cell/>
        </table:table-row>
        <table:table-row table:style-name="ro2">
          <table:table-cell table:number-columns-repeated="2" office:value-type="string">
            <text:p>Copyright</text:p>
          </table:table-cell>
          <table:table-cell/>
        </table:table-row>
        <table:table-row table:style-name="ro3">
          <table:table-cell table:number-columns-repeated="2" office:value-type="string">
            <text:p>Conception &amp; Réalisation</text:p>
          </table:table-cell>
          <table:table-cell/>
        </table:table-row>
        <table:table-row table:style-name="ro2">
          <table:table-cell office:value-type="string">
            <text:p>Connexion</text:p>
          </table:table-cell>
          <table:table-cell office:value-type="string">
            <text:p>connexion</text:p>
          </table:table-cell>
          <table:table-cell/>
        </table:table-row>
        <table:table-row table:style-name="ro2">
          <table:table-cell office:value-type="string">
            <text:p>email</text:p>
          </table:table-cell>
          <table:table-cell office:value-type="string">
            <text:p>email</text:p>
          </table:table-cell>
          <table:table-cell/>
        </table:table-row>
        <table:table-row table:style-name="ro2">
          <table:table-cell table:number-columns-repeated="2" office:value-type="string">
            <text:p>mot de passe</text:p>
          </table:table-cell>
          <table:table-cell/>
        </table:table-row>
        <table:table-row table:style-name="ro2">
          <table:table-cell table:number-columns-repeated="2" office:value-type="string">
            <text:p>se souvenir de moi</text:p>
          </table:table-cell>
          <table:table-cell/>
        </table:table-row>
        <table:table-row table:style-name="ro2">
          <table:table-cell table:number-columns-repeated="2" office:value-type="string">
            <text:p>mot de passe oublier</text:p>
          </table:table-cell>
          <table:table-cell/>
        </table:table-row>
        <table:table-row table:style-name="ro2">
          <table:table-cell table:number-columns-repeated="2" office:value-type="string">
            <text:p>gestion</text:p>
          </table:table-cell>
          <table:table-cell/>
        </table:table-row>
        <table:table-row table:style-name="ro2">
          <table:table-cell office:value-type="string">
            <text:p>horraires</text:p>
          </table:table-cell>
          <table:table-cell office:value-type="string">
            <text:p>horaires</text:p>
          </table:table-cell>
          <table:table-cell/>
        </table:table-row>
        <table:table-row table:style-name="ro2">
          <table:table-cell table:number-columns-repeated="2" office:value-type="string">
            <text:p>déconnexion</text:p>
          </table:table-cell>
          <table:table-cell/>
        </table:table-row>
        <table:table-row table:style-name="ro2">
          <table:table-cell table:number-columns-repeated="2" office:value-type="string">
            <text:p>entreprise</text:p>
          </table:table-cell>
          <table:table-cell/>
        </table:table-row>
        <table:table-row table:style-name="ro2">
          <table:table-cell table:number-columns-repeated="2" office:value-type="string">
            <text:p>personnel</text:p>
          </table:table-cell>
          <table:table-cell/>
        </table:table-row>
        <table:table-row table:style-name="ro2">
          <table:table-cell office:value-type="string">
            <text:p>entrer le nom du site</text:p>
          </table:table-cell>
          <table:table-cell office:value-type="string">
            <text:p>Le nom du site</text:p>
          </table:table-cell>
          <table:table-cell/>
        </table:table-row>
        <table:table-row table:style-name="ro2">
          <table:table-cell office:value-type="string">
            <text:p>entrer un slogan</text:p>
          </table:table-cell>
          <table:table-cell office:value-type="string">
            <text:p>phrase d'accroche</text:p>
          </table:table-cell>
          <table:table-cell/>
        </table:table-row>
        <table:table-row table:style-name="ro4">
          <table:table-cell office:value-type="string">
            <text:p>La video doit étre au format mp4 et une taille maximal de 64 Mo</text:p>
          </table:table-cell>
          <table:table-cell office:value-type="string">
            <text:p>La vidéo doit être au format mp4 et une taille max de 64 Mo</text:p>
          </table:table-cell>
          <table:table-cell/>
        </table:table-row>
        <table:table-row table:style-name="ro3">
          <table:table-cell office:value-type="string">
            <text:p>entrer un numéro de téléphone</text:p>
          </table:table-cell>
          <table:table-cell office:value-type="string">
            <text:p>Numéro de téléphone</text:p>
          </table:table-cell>
          <table:table-cell/>
        </table:table-row>
        <table:table-row table:style-name="ro2">
          <table:table-cell table:number-columns-repeated="2" office:value-type="string">
            <text:p>rue</text:p>
          </table:table-cell>
          <table:table-cell/>
        </table:table-row>
        <table:table-row table:style-name="ro2">
          <table:table-cell table:number-columns-repeated="2" office:value-type="string">
            <text:p>ville</text:p>
          </table:table-cell>
          <table:table-cell/>
        </table:table-row>
        <table:table-row table:style-name="ro2">
          <table:table-cell office:value-type="string">
            <text:p>supeimer</text:p>
          </table:table-cell>
          <table:table-cell office:value-type="string">
            <text:p>supprimer</text:p>
          </table:table-cell>
          <table:table-cell/>
        </table:table-row>
        <table:table-row table:style-name="ro2">
          <table:table-cell table:number-columns-repeated="2" office:value-type="string">
            <text:p>modifier</text:p>
          </table:table-cell>
          <table:table-cell/>
        </table:table-row>
        <table:table-row table:style-name="ro2">
          <table:table-cell table:number-columns-repeated="2" office:value-type="string">
            <text:p>titre</text:p>
          </table:table-cell>
          <table:table-cell/>
        </table:table-row>
        <table:table-row table:style-name="ro2">
          <table:table-cell table:number-columns-repeated="2" office:value-type="string">
            <text:p>action</text:p>
          </table:table-cell>
          <table:table-cell/>
        </table:table-row>
        <table:table-row table:style-name="ro2">
          <table:table-cell office:value-type="string">
            <text:p>changer d'email</text:p>
          </table:table-cell>
          <table:table-cell office:value-type="string">
            <text:p>changer d'email</text:p>
          </table:table-cell>
          <table:table-cell/>
        </table:table-row>
        <table:table-row table:style-name="ro3">
          <table:table-cell table:number-columns-repeated="2" office:value-type="string">
            <text:p>changer de mot de passe</text:p>
          </table:table-cell>
          <table:table-cell/>
        </table:table-row>
        <table:table-row table:style-name="ro2">
          <table:table-cell office:value-type="string">
            <text:p>réécriver l'email</text:p>
          </table:table-cell>
          <table:table-cell office:value-type="string">
            <text:p>réécrivez l'email</text:p>
          </table:table-cell>
          <table:table-cell/>
        </table:table-row>
        <table:table-row table:style-name="ro3">
          <table:table-cell office:value-type="string">
            <text:p>réécriver votre mot de passe</text:p>
          </table:table-cell>
          <table:table-cell office:value-type="string">
            <text:p>réécrivez votre mot de passe</text:p>
          </table:table-cell>
          <table:table-cell/>
        </table:table-row>
        <table:table-row table:style-name="ro2">
          <table:table-cell table:number-columns-repeated="2" office:value-type="string">
            <text:p>changer</text:p>
          </table:table-cell>
          <table:table-cell/>
        </table:table-row>
        <table:table-row table:style-name="ro2">
          <table:table-cell office:value-type="string">
            <text:p>entrer</text:p>
          </table:table-cell>
          <table:table-cell office:value-type="string">
            <text:p>etrer</text:p>
          </table:table-cell>
          <table:table-cell/>
        </table:table-row>
        <table:table-row table:style-name="ro3">
          <table:table-cell office:value-type="string">
            <text:p>il y a aucun avie pour l'instant</text:p>
          </table:table-cell>
          <table:table-cell office:value-type="string">
            <text:p>il n'y aucun avis pour l'instant</text:p>
          </table:table-cell>
          <table:table-cell/>
        </table:table-row>
        <table:table-row table:style-name="ro3">
          <table:table-cell office:value-type="string">
            <text:p>Une erreur c\'est produit</text:p>
          </table:table-cell>
          <table:table-cell office:value-type="string">
            <text:p>une erreur c'est produit</text:p>
          </table:table-cell>
          <table:table-cell/>
        </table:table-row>
        <table:table-row table:style-name="ro4">
          <table:table-cell table:style-name="ce2" office:value-type="string">
            <text:p>Les horraire matinal sont comprise entre 00 H 00 et 12 H 00 </text:p>
          </table:table-cell>
          <table:table-cell office:value-type="string">
            <text:p>Les horaires matinal sont comprises entre 0h et 12h.</text:p>
          </table:table-cell>
          <table:table-cell/>
        </table:table-row>
        <table:table-row table:style-name="ro5">
          <table:table-cell office:value-type="string">
            <text:p>Les horraire de l\'apres midi sont comprise entre 12 H 00 et <text:s/>23 H 59</text:p>
          </table:table-cell>
          <table:table-cell office:value-type="string">
            <text:p>Les horaires de l'après-midi sont comprises entre 12h et 23h59.</text:p>
          </table:table-cell>
          <table:table-cell/>
        </table:table-row>
        <table:table-row table:style-name="ro4">
          <table:table-cell office:value-type="string">
            <text:p>Une erreur c\'est produit. Veiller recharger la page</text:p>
          </table:table-cell>
          <table:table-cell office:value-type="string">
            <text:p>Une erreur c'est produit. Veuillez recharger la page.</text:p>
          </table:table-cell>
          <table:table-cell/>
        </table:table-row>
        <table:table-row table:style-name="ro3">
          <table:table-cell office:value-type="string">
            <text:p>L\'id du service n\'a pas étais envoyer</text:p>
          </table:table-cell>
          <table:table-cell office:value-type="string">
            <text:p>L'id du service n'a pas été envoyer</text:p>
          </table:table-cell>
          <table:table-cell/>
        </table:table-row>
        <table:table-row table:style-name="ro4">
          <table:table-cell office:value-type="string">
            <text:p>L\'id du service ne corespond pas avec la base de donner</text:p>
          </table:table-cell>
          <table:table-cell office:value-type="string">
            <text:p>L'id du service ne correspond pas avec la base de données.</text:p>
          </table:table-cell>
          <table:table-cell/>
        </table:table-row>
        <table:table-row table:style-name="ro3">
          <table:table-cell office:value-type="string">
            <text:p>Connexion avec le serveur perdue</text:p>
          </table:table-cell>
          <table:table-cell office:value-type="string">
            <text:p>Connexion avec le serveur perdu.</text:p>
          </table:table-cell>
          <table:table-cell/>
        </table:table-row>
        <table:table-row table:style-name="ro5">
          <table:table-cell office:value-type="string">
            <text:p>Cette action va suprimer le menu et tout les produit qui le concerne</text:p>
          </table:table-cell>
          <table:table-cell office:value-type="string">
            <text:p>Cette action va supprimer le menu et tous les produits qui le concernent.</text:p>
          </table:table-cell>
          <table:table-cell/>
        </table:table-row>
        <table:table-row table:style-name="ro4">
          <table:table-cell office:value-type="string">
            <text:p>L\'adresse mail et le mot de passe n\'on pas put étre modifier</text:p>
          </table:table-cell>
          <table:table-cell office:value-type="string">
            <text:p>L'adresse mail et le mot de passe n'ont pas pu être modifiés</text:p>
          </table:table-cell>
          <table:table-cell/>
        </table:table-row>
        <table:table-row table:style-name="ro3">
          <table:table-cell office:value-type="string">
            <text:p>L\'adresse mail n\'a pas put étre modifier</text:p>
          </table:table-cell>
          <table:table-cell office:value-type="string">
            <text:p>L'adresse mail n'a pas pu être modifié</text:p>
          </table:table-cell>
          <table:table-cell/>
        </table:table-row>
        <table:table-row table:style-name="ro3">
          <table:table-cell office:value-type="string">
            <text:p>Le mot de passe n\'a pas put étre modifier</text:p>
          </table:table-cell>
          <table:table-cell office:value-type="string">
            <text:p>Le mot de passe n'a pas pu être modifié</text:p>
          </table:table-cell>
          <table:table-cell/>
        </table:table-row>
        <table:table-row table:style-name="ro3">
          <table:table-cell office:value-type="string">
            <text:p>Les modiffications on bien étais mis a jour</text:p>
          </table:table-cell>
          <table:table-cell office:value-type="string">
            <text:p>Les modifications on bien étais mis à jour.</text:p>
          </table:table-cell>
          <table:table-cell/>
        </table:table-row>
        <table:table-row table:style-name="ro3">
          <table:table-cell office:value-type="string">
            <text:p>La modiffication à bien étais mis a jour</text:p>
          </table:table-cell>
          <table:table-cell office:value-type="string">
            <text:p>La modification à bien étais mis à jour.</text:p>
          </table:table-cell>
          <table:table-cell/>
        </table:table-row>
        <table:table-row table:style-name="ro3">
          <table:table-cell office:value-type="string">
            <text:p>L\'id du reseau n\'a pas étais envoyer</text:p>
          </table:table-cell>
          <table:table-cell office:value-type="string">
            <text:p>L'id du réseau n'a pas été envoyer.</text:p>
          </table:table-cell>
          <table:table-cell/>
        </table:table-row>
        <table:table-row table:style-name="ro4">
          <table:table-cell office:value-type="string">
            <text:p>L\'id du reseau ne corespond pas avec la base de donner</text:p>
          </table:table-cell>
          <table:table-cell office:value-type="string">
            <text:p>L'id du réseau ne correspond pas avec la base de données.</text:p>
          </table:table-cell>
          <table:table-cell/>
        </table:table-row>
        <table:table-row table:style-name="ro3">
          <table:table-cell office:value-type="string">
            <text:p>L\'id du service n\'a pas étais envoyer</text:p>
          </table:table-cell>
          <table:table-cell office:value-type="string">
            <text:p>L'id du service n'a pas été envoyer.</text:p>
          </table:table-cell>
          <table:table-cell/>
        </table:table-row>
        <table:table-row table:style-name="ro4">
          <table:table-cell office:value-type="string">
            <text:p>L\'id du service ne corespond pas avec la base de donner</text:p>
          </table:table-cell>
          <table:table-cell office:value-type="string">
            <text:p>L'id du service ne correspond pas avec la base de données.</text:p>
          </table:table-cell>
          <table:table-cell/>
        </table:table-row>
        <table:table-row table:style-name="ro3">
          <table:table-cell office:value-type="string">
            <text:p>Cette action va suprimer le produit</text:p>
          </table:table-cell>
          <table:table-cell office:value-type="string">
            <text:p>Cette action va supprimer le produit</text:p>
          </table:table-cell>
          <table:table-cell/>
        </table:table-row>
        <table:table-row table:style-name="ro6">
          <table:table-cell office:value-type="string">
            <text:p>Les point ne sont pas reconue par le navigateur, utiliser les vigule a la place</text:p>
          </table:table-cell>
          <table:table-cell office:value-type="string">
            <text:p>Les points ne sont pas reconnus par le navigateur, utiliser les virgules à la place.</text:p>
          </table:table-cell>
          <table:table-cell/>
        </table:table-row>
        <table:table-row table:style-name="ro7">
          <table:table-cell table:style-name="ce3" office:value-type="string" table:number-columns-spanned="3" table:number-rows-spanned="1">
            <text:p>Avie.php</text:p>
          </table:table-cell>
          <table:covered-table-cell table:number-columns-repeated="2"/>
        </table:table-row>
        <table:table-row table:style-name="ro3">
          <table:table-cell table:style-name="ce4" office:value-type="string">
            <text:p>Le commentaire a éte envoier </text:p>
          </table:table-cell>
          <table:table-cell office:value-type="string">
            <text:p>Le commentaire a été envoyé</text:p>
          </table:table-cell>
          <table:table-cell/>
        </table:table-row>
        <table:table-row table:style-name="ro3">
          <table:table-cell table:style-name="ce4" office:value-type="string">
            <text:p>Le commentaire n\'a pas éte envoier </text:p>
          </table:table-cell>
          <table:table-cell office:value-type="string">
            <text:p>Le commentaire n'a pas été envoyé</text:p>
          </table:table-cell>
          <table:table-cell/>
        </table:table-row>
        <table:table-row table:style-name="ro2">
          <table:table-cell office:value-type="string">
            <text:p>Erreur</text:p>
          </table:table-cell>
          <table:table-cell office:value-type="string">
            <text:p>erreur</text:p>
          </table:table-cell>
          <table:table-cell/>
        </table:table-row>
        <table:table-row table:style-name="ro2">
          <table:table-cell table:style-name="ce4" office:value-type="string">
            <text:p>Avie modifier </text:p>
          </table:table-cell>
          <table:table-cell office:value-type="string">
            <text:p>Avis modifier</text:p>
          </table:table-cell>
          <table:table-cell/>
        </table:table-row>
        <table:table-row table:style-name="ro3">
          <table:table-cell table:style-name="ce4" office:value-type="string">
            <text:p>Il y a déja 5 avies afficher </text:p>
          </table:table-cell>
          <table:table-cell office:value-type="string">
            <text:p>Il y a déjà cinq avis affichés</text:p>
          </table:table-cell>
          <table:table-cell/>
        </table:table-row>
        <table:table-row table:style-name="ro2">
          <table:table-cell table:style-name="ce4" office:value-type="string">
            <text:p>Erreur favorie </text:p>
          </table:table-cell>
          <table:table-cell office:value-type="string">
            <text:p>Erreur favori</text:p>
          </table:table-cell>
          <table:table-cell/>
        </table:table-row>
        <table:table-row table:style-name="ro3">
          <table:table-cell table:style-name="ce4" office:value-type="string">
            <text:p>Il y a déja 5 avies afficher </text:p>
          </table:table-cell>
          <table:table-cell office:value-type="string">
            <text:p>Il y a déjà cinq avis affichés</text:p>
          </table:table-cell>
          <table:table-cell/>
        </table:table-row>
        <table:table-row table:style-name="ro2">
          <table:table-cell office:value-type="string">
            <text:p>L\'avie a étais suprimer</text:p>
          </table:table-cell>
          <table:table-cell office:value-type="string">
            <text:p>L'avis a été supprimé</text:p>
          </table:table-cell>
          <table:table-cell/>
        </table:table-row>
        <table:table-row table:style-name="ro3">
          <table:table-cell table:style-name="ce4" office:value-type="string">
            <text:p>L\'avie n\'a pas put étre suprimer </text:p>
          </table:table-cell>
          <table:table-cell office:value-type="string">
            <text:p>L'avis n'a pas pu être supprimé</text:p>
          </table:table-cell>
          <table:table-cell/>
        </table:table-row>
        <table:table-row table:style-name="ro7">
          <table:table-cell table:style-name="ce3" office:value-type="string" table:number-columns-spanned="3" table:number-rows-spanned="1">
            <text:p>entreprise.php</text:p>
          </table:table-cell>
          <table:covered-table-cell table:number-columns-repeated="2"/>
        </table:table-row>
        <table:table-row table:style-name="ro3">
          <table:table-cell office:value-type="string">
            <text:p>Le logo a bien étais mis a jour</text:p>
          </table:table-cell>
          <table:table-cell office:value-type="string">
            <text:p>Le logo a bien été mis à jour</text:p>
          </table:table-cell>
          <table:table-cell/>
        </table:table-row>
        <table:table-row table:style-name="ro4">
          <table:table-cell office:value-type="string">
            <text:p>La base de donner n\'a pas put étre mis a jour</text:p>
          </table:table-cell>
          <table:table-cell office:value-type="string">
            <text:p>La base de données n'a pas pu être mis à jour</text:p>
          </table:table-cell>
          <table:table-cell/>
        </table:table-row>
        <table:table-row table:style-name="ro3">
          <table:table-cell office:value-type="string">
            <text:p>Le logo a bien étais mis a jour</text:p>
          </table:table-cell>
          <table:table-cell office:value-type="string">
            <text:p>Le logo a bien été mis à jour</text:p>
          </table:table-cell>
          <table:table-cell/>
        </table:table-row>
        <table:table-row table:style-name="ro4">
          <table:table-cell office:value-type="string">
            <text:p>La base de donner n\'a pas put étre mis a jour</text:p>
          </table:table-cell>
          <table:table-cell office:value-type="string">
            <text:p>La base de données n'a pas pu être mis à jour</text:p>
          </table:table-cell>
          <table:table-cell/>
        </table:table-row>
        <table:table-row table:style-name="ro3">
          <table:table-cell office:value-type="string">
            <text:p>Le fichier n\'a pas étais envoyer au serveur</text:p>
          </table:table-cell>
          <table:table-cell office:value-type="string">
            <text:p>Le fichier n'a pas été envoyer au serveur</text:p>
          </table:table-cell>
          <table:table-cell/>
        </table:table-row>
        <table:table-row table:style-name="ro4">
          <table:table-cell table:number-columns-repeated="2" office:value-type="string">
            <text:p>Seul les .gif, .jpeg, .png et .svg sont autoriser</text:p>
          </table:table-cell>
          <table:table-cell/>
        </table:table-row>
        <table:table-row table:style-name="ro3">
          <table:table-cell office:value-type="string">
            <text:p>Vous n\'avais pas envoyer de fichier</text:p>
          </table:table-cell>
          <table:table-cell office:value-type="string">
            <text:p>Vous n'avez pas envoyé de fichier</text:p>
          </table:table-cell>
          <table:table-cell/>
        </table:table-row>
        <table:table-row table:style-name="ro3">
          <table:table-cell office:value-type="string">
            <text:p>Le titre a étais mis à jour</text:p>
          </table:table-cell>
          <table:table-cell office:value-type="string">
            <text:p>Le titre a été mis à jour</text:p>
          </table:table-cell>
          <table:table-cell/>
        </table:table-row>
        <table:table-row table:style-name="ro3">
          <table:table-cell office:value-type="string">
            <text:p>Le titre n\'a pas put étre mis à jour</text:p>
          </table:table-cell>
          <table:table-cell office:value-type="string">
            <text:p>Le titre n'a pas pu être mis à jour</text:p>
          </table:table-cell>
          <table:table-cell/>
        </table:table-row>
        <table:table-row table:style-name="ro3">
          <table:table-cell office:value-type="string">
            <text:p>Ce titre est déja utiliser</text:p>
          </table:table-cell>
          <table:table-cell office:value-type="string">
            <text:p>Ce titre est déjà utilisé</text:p>
          </table:table-cell>
          <table:table-cell/>
        </table:table-row>
        <table:table-row table:style-name="ro6">
          <table:table-cell office:value-type="string">
            <text:p>Le titre doit faire moin de 50 caractére. Il est actuellement de 10</text:p>
          </table:table-cell>
          <table:table-cell office:value-type="string">
            <text:p>Le titre doit faire moins de 50 caractères. Il est actuellement de 70 caractères</text:p>
          </table:table-cell>
          <table:table-cell/>
        </table:table-row>
        <table:table-row table:style-name="ro3">
          <table:table-cell office:value-type="string">
            <text:p>Vous avez envoyer du text vide</text:p>
          </table:table-cell>
          <table:table-cell office:value-type="string">
            <text:p>Vous avez envoyé du texte vide</text:p>
          </table:table-cell>
          <table:table-cell/>
        </table:table-row>
        <table:table-row table:style-name="ro3">
          <table:table-cell office:value-type="string">
            <text:p>Une erreur c\'est produit</text:p>
          </table:table-cell>
          <table:table-cell office:value-type="string">
            <text:p>une erreur c'est produit</text:p>
          </table:table-cell>
          <table:table-cell/>
        </table:table-row>
        <table:table-row table:style-name="ro3">
          <table:table-cell office:value-type="string">
            <text:p>Le slogan a bien étais modifier</text:p>
          </table:table-cell>
          <table:table-cell office:value-type="string">
            <text:p>Le slogan a bien été modifier</text:p>
          </table:table-cell>
          <table:table-cell/>
        </table:table-row>
        <table:table-row table:style-name="ro4">
          <table:table-cell office:value-type="string">
            <text:p>Ce slogan n\'a pas put étre envoier a la base de donner</text:p>
          </table:table-cell>
          <table:table-cell office:value-type="string">
            <text:p>Ce slogan n'a pas pu être envoyé à la base de données</text:p>
          </table:table-cell>
          <table:table-cell/>
        </table:table-row>
        <table:table-row table:style-name="ro3">
          <table:table-cell office:value-type="string">
            <text:p>Ce slogan est déja utiliser</text:p>
          </table:table-cell>
          <table:table-cell office:value-type="string">
            <text:p>Ce slogan est déjà utilisé</text:p>
          </table:table-cell>
          <table:table-cell/>
        </table:table-row>
        <table:table-row table:style-name="ro6">
          <table:table-cell office:value-type="string">
            <text:p>Le titre ne peux faire 50 caractére maximum. Il est actuellement de 10</text:p>
          </table:table-cell>
          <table:table-cell office:value-type="string">
            <text:p>Le titre ne peut faire 50 caractères maximum. Il est actuellement de 70 caractères.</text:p>
          </table:table-cell>
          <table:table-cell/>
        </table:table-row>
        <table:table-row table:style-name="ro3">
          <table:table-cell office:value-type="string">
            <text:p>Seul le text est autoriser</text:p>
          </table:table-cell>
          <table:table-cell office:value-type="string">
            <text:p>Seul le texte est autorisé</text:p>
          </table:table-cell>
          <table:table-cell/>
        </table:table-row>
        <table:table-row table:style-name="ro3">
          <table:table-cell office:value-type="string">
            <text:p>Le nouveau numero a bien étais mis a jour</text:p>
          </table:table-cell>
          <table:table-cell office:value-type="string">
            <text:p>Le nouveau numéro a bien été mis à jour</text:p>
          </table:table-cell>
          <table:table-cell/>
        </table:table-row>
        <table:table-row table:style-name="ro5">
          <table:table-cell office:value-type="string">
            <text:p>Le nouveau numero n\'a pas put étre envoyer a la base de donner</text:p>
          </table:table-cell>
          <table:table-cell office:value-type="string">
            <text:p>Le nouveau numéro n'a pas pu être envoyé à la base de données</text:p>
          </table:table-cell>
          <table:table-cell/>
        </table:table-row>
        <table:table-row table:style-name="ro3">
          <table:table-cell office:value-type="string">
            <text:p>Le numero est déja utiliser</text:p>
          </table:table-cell>
          <table:table-cell office:value-type="string">
            <text:p>Le numéro est déjà utilisé</text:p>
          </table:table-cell>
          <table:table-cell/>
        </table:table-row>
        <table:table-row table:style-name="ro4">
          <table:table-cell office:value-type="string">
            <text:p>Seul les numero de teléphone sont autoriser</text:p>
          </table:table-cell>
          <table:table-cell office:value-type="string">
            <text:p>Seul les numéros de téléphone sont autorisés</text:p>
          </table:table-cell>
          <table:table-cell/>
        </table:table-row>
        <table:table-row table:style-name="ro3">
          <table:table-cell office:value-type="string">
            <text:p>L\'addresse à étais mis a jour</text:p>
          </table:table-cell>
          <table:table-cell office:value-type="string">
            <text:p>L'adresse à étais mis à jour</text:p>
          </table:table-cell>
          <table:table-cell/>
        </table:table-row>
        <table:table-row table:style-name="ro4">
          <table:table-cell office:value-type="string">
            <text:p>La nouvelle addresse n\'a pas put étre mis a jour</text:p>
          </table:table-cell>
          <table:table-cell office:value-type="string">
            <text:p>La nouvelle adresse n'a pas pu être mis à jour</text:p>
          </table:table-cell>
          <table:table-cell/>
        </table:table-row>
        <table:table-row table:style-name="ro4">
          <table:table-cell office:value-type="string">
            <text:p>Vous n\'avais pas idiquer le code postale</text:p>
          </table:table-cell>
          <table:table-cell office:value-type="string">
            <text:p>Vous n'avez pas indiqué le code postale</text:p>
          </table:table-cell>
          <table:table-cell/>
        </table:table-row>
        <table:table-row table:style-name="ro4">
          <table:table-cell office:value-type="string">
            <text:p>Le numero de rue ne peux jusqu\'a 99999999999</text:p>
          </table:table-cell>
          <table:table-cell office:value-type="string">
            <text:p>Le numéro de rue ne peux jusqu'à 99999999999</text:p>
          </table:table-cell>
          <table:table-cell/>
        </table:table-row>
        <table:table-row table:style-name="ro8">
          <table:table-cell office:value-type="string">
            <text:p>Le nom de rue ne peux contenir plus de 50 caractéres. Elle est actuellement de ' . strlen($rue) . ' caractéres</text:p>
          </table:table-cell>
          <table:table-cell office:value-type="string">
            <text:p>Le nom de rue ne peux contenir plus de 50 caractères. Elle est actuellement de 70 caractères</text:p>
          </table:table-cell>
          <table:table-cell/>
        </table:table-row>
        <table:table-row table:style-name="ro6">
          <table:table-cell office:value-type="string">
            <text:p>La ville ne peux contenir plus de 50 caractéres. Elle est actuellement de ' . strlen($ville) . ' caractéres</text:p>
          </table:table-cell>
          <table:table-cell office:value-type="string">
            <text:p>La ville ne peut contenir plus de 50 caractères. Elle est actuellement de 70 caractères</text:p>
          </table:table-cell>
          <table:table-cell/>
        </table:table-row>
        <table:table-row table:style-name="ro4">
          <table:table-cell office:value-type="string">
            <text:p>Vous n\'avez pas indiquer le code postale</text:p>
          </table:table-cell>
          <table:table-cell office:value-type="string">
            <text:p>Vous n'avez pas indiqué le code postale</text:p>
          </table:table-cell>
          <table:table-cell/>
        </table:table-row>
        <table:table-row table:style-name="ro4">
          <table:table-cell office:value-type="string">
            <text:p>Le numero de rue et le code postale doit étre un nombre</text:p>
          </table:table-cell>
          <table:table-cell office:value-type="string">
            <text:p>Le numéro de rue et le code postale doit être un nombre</text:p>
          </table:table-cell>
          <table:table-cell/>
        </table:table-row>
        <table:table-row table:style-name="ro4">
          <table:table-cell office:value-type="string">
            <text:p>Il manque une ou plusieur information</text:p>
          </table:table-cell>
          <table:table-cell office:value-type="string">
            <text:p>Il manque une ou plusieurs informations</text:p>
          </table:table-cell>
          <table:table-cell/>
        </table:table-row>
        <table:table-row table:style-name="ro3">
          <table:table-cell office:value-type="string">
            <text:p>L\'addresse à étais suprimer</text:p>
          </table:table-cell>
          <table:table-cell office:value-type="string">
            <text:p>L'adresse à étais supprimé</text:p>
          </table:table-cell>
          <table:table-cell/>
        </table:table-row>
        <table:table-row table:style-name="ro3">
          <table:table-cell office:value-type="string">
            <text:p>L\'addresse n\'a pas étais suprimer</text:p>
          </table:table-cell>
          <table:table-cell office:value-type="string">
            <text:p>L'adresse n'a pas été supprimée</text:p>
          </table:table-cell>
          <table:table-cell/>
        </table:table-row>
        <table:table-row table:style-name="ro3">
          <table:table-cell office:value-type="string">
            <text:p>La description a étais mis a jour</text:p>
          </table:table-cell>
          <table:table-cell office:value-type="string">
            <text:p>La description a été mise à jour</text:p>
          </table:table-cell>
          <table:table-cell/>
        </table:table-row>
        <table:table-row table:style-name="ro4">
          <table:table-cell office:value-type="string">
            <text:p>La description n\'a pas put étre mis a jour</text:p>
          </table:table-cell>
          <table:table-cell office:value-type="string">
            <text:p>La description n'a pas pu être mis à jour</text:p>
          </table:table-cell>
          <table:table-cell/>
        </table:table-row>
        <table:table-row table:style-name="ro3">
          <table:table-cell office:value-type="string">
            <text:p>Seul du texte peut étre envoyer</text:p>
          </table:table-cell>
          <table:table-cell office:value-type="string">
            <text:p>Seul du texte peut être envoyé</text:p>
          </table:table-cell>
          <table:table-cell/>
        </table:table-row>
        <table:table-row table:style-name="ro3">
          <table:table-cell office:value-type="string">
            <text:p>La description a étais suprimer</text:p>
          </table:table-cell>
          <table:table-cell office:value-type="string">
            <text:p>La description a été supprimée</text:p>
          </table:table-cell>
          <table:table-cell/>
        </table:table-row>
        <table:table-row table:style-name="ro3">
          <table:table-cell office:value-type="string">
            <text:p>La description n\'a pas étais suprimer</text:p>
          </table:table-cell>
          <table:table-cell office:value-type="string">
            <text:p>La description n'a pas été supprimée</text:p>
          </table:table-cell>
          <table:table-cell/>
        </table:table-row>
        <table:table-row table:style-name="ro3">
          <table:table-cell office:value-type="string">
            <text:p>La video a été mis a jour</text:p>
          </table:table-cell>
          <table:table-cell office:value-type="string">
            <text:p>La vidéo a été mise à jour</text:p>
          </table:table-cell>
          <table:table-cell/>
        </table:table-row>
        <table:table-row table:style-name="ro3">
          <table:table-cell office:value-type="string">
            <text:p>La video n\'a pas put étre mis a jour</text:p>
          </table:table-cell>
          <table:table-cell office:value-type="string">
            <text:p>La vidéo n'a pas pu être mis à jour</text:p>
          </table:table-cell>
          <table:table-cell/>
        </table:table-row>
        <table:table-row table:style-name="ro4">
          <table:table-cell office:value-type="string">
            <text:p>Le titre de la video ne peux faire plus de 50 caractéres</text:p>
          </table:table-cell>
          <table:table-cell office:value-type="string">
            <text:p>Le titre de la vidéo ne peut faire plus de 50 caractères</text:p>
          </table:table-cell>
          <table:table-cell/>
        </table:table-row>
        <table:table-row table:style-name="ro3">
          <table:table-cell office:value-type="string">
            <text:p>La viedo a était envoyer</text:p>
          </table:table-cell>
          <table:table-cell office:value-type="string">
            <text:p>La vidéo a été envoyée</text:p>
          </table:table-cell>
          <table:table-cell/>
        </table:table-row>
        <table:table-row table:style-name="ro3">
          <table:table-cell office:value-type="string">
            <text:p>La video n\'a pas put étre uploader</text:p>
          </table:table-cell>
          <table:table-cell office:value-type="string">
            <text:p>La vidéo n'a pas pu être uploadée</text:p>
          </table:table-cell>
          <table:table-cell/>
        </table:table-row>
        <table:table-row table:style-name="ro5">
          <table:table-cell office:value-type="string">
            <text:p>Le fichier est dans un format inconue. Seul le format mp4 est reconnue.</text:p>
          </table:table-cell>
          <table:table-cell office:value-type="string">
            <text:p>Le fichier est dans un format inconnu. Seul le format mp4 est reconnue.</text:p>
          </table:table-cell>
          <table:table-cell/>
        </table:table-row>
        <table:table-row table:style-name="ro3">
          <table:table-cell office:value-type="string">
            <text:p>Le nom du fichier n\'est pas renseigner</text:p>
          </table:table-cell>
          <table:table-cell office:value-type="string">
            <text:p>Le nom du fichier n'est pas renseigner</text:p>
          </table:table-cell>
          <table:table-cell/>
        </table:table-row>
        <table:table-row table:style-name="ro3">
          <table:table-cell office:value-type="string">
            <text:p>Le nom du fichier est déja utiliser</text:p>
          </table:table-cell>
          <table:table-cell office:value-type="string">
            <text:p>Le nom du fichier est déjà utilisé</text:p>
          </table:table-cell>
          <table:table-cell/>
        </table:table-row>
        <table:table-row table:style-name="ro3">
          <table:table-cell office:value-type="string">
            <text:p>Le type du fichier n\'est pas renseigner</text:p>
          </table:table-cell>
          <table:table-cell office:value-type="string">
            <text:p>Le type du fichier n'est pas renseigner</text:p>
          </table:table-cell>
          <table:table-cell/>
        </table:table-row>
        <table:table-row table:style-name="ro3">
          <table:table-cell office:value-type="string">
            <text:p>Le chemin du fichier n\'est pas renseigner</text:p>
          </table:table-cell>
          <table:table-cell office:value-type="string">
            <text:p>Le chemin du fichier n'est pas renseigner</text:p>
          </table:table-cell>
          <table:table-cell/>
        </table:table-row>
        <table:table-row table:style-name="ro3">
          <table:table-cell office:value-type="string">
            <text:p>La taille du fichier n\'est pas renseigner</text:p>
          </table:table-cell>
          <table:table-cell office:value-type="string">
            <text:p>La taille du fichier n'est pas renseigner</text:p>
          </table:table-cell>
          <table:table-cell/>
        </table:table-row>
        <table:table-row table:style-name="ro4">
          <table:table-cell office:value-type="string">
            <text:p>La taille du fichier est trop lourd. il ne peut exéder 64 Mo.</text:p>
          </table:table-cell>
          <table:table-cell office:value-type="string">
            <text:p>La taille du fichier est trop lourd. Il ne peut excéder 64 Mo.</text:p>
          </table:table-cell>
          <table:table-cell/>
        </table:table-row>
        <table:table-row table:style-name="ro7">
          <table:table-cell table:style-name="ce3" office:value-type="string" table:number-columns-spanned="3" table:number-rows-spanned="1">
            <text:p>horraire.php</text:p>
          </table:table-cell>
          <table:covered-table-cell table:number-columns-repeated="2"/>
        </table:table-row>
        <table:table-row table:style-name="ro4">
          <table:table-cell office:value-type="string">
            <text:p>Penser a ajouter une heure d\'ouverture</text:p>
          </table:table-cell>
          <table:table-cell office:value-type="string">
            <text:p>Pensez à ajouter une heure d'ouverture</text:p>
          </table:table-cell>
          <table:table-cell/>
        </table:table-row>
        <table:table-row table:style-name="ro4">
          <table:table-cell office:value-type="string">
            <text:p>Penser a ajouter une heure de fermeture</text:p>
          </table:table-cell>
          <table:table-cell office:value-type="string">
            <text:p>Pensez à ajouter une heure de fermeture</text:p>
          </table:table-cell>
          <table:table-cell/>
        </table:table-row>
        <table:table-row table:style-name="ro3">
          <table:table-cell office:value-type="string">
            <text:p>L\'horraire à été mis a jour</text:p>
          </table:table-cell>
          <table:table-cell office:value-type="string">
            <text:p>L'horaire a été mis à jour</text:p>
          </table:table-cell>
          <table:table-cell/>
        </table:table-row>
        <table:table-row table:style-name="ro3">
          <table:table-cell office:value-type="string">
            <text:p>L\'horraire n\'a pas put étre mis a jour</text:p>
          </table:table-cell>
          <table:table-cell office:value-type="string">
            <text:p>L'horaire n'a pas pu être mis à jour</text:p>
          </table:table-cell>
          <table:table-cell/>
        </table:table-row>
        <table:table-row table:style-name="ro4">
          <table:table-cell office:value-type="string">
            <text:p>L\'horraire ne fait pas partie de l\'intervale autoriser</text:p>
          </table:table-cell>
          <table:table-cell office:value-type="string">
            <text:p>L'horaire ne fait pas partie de l'intervalle autoriser</text:p>
          </table:table-cell>
          <table:table-cell/>
        </table:table-row>
        <table:table-row table:style-name="ro4">
          <table:table-cell office:value-type="string">
            <text:p>Le jour indiquer n\'est pas un jour de la semaine</text:p>
          </table:table-cell>
          <table:table-cell office:value-type="string">
            <text:p>Le jour indiqué n'est pas un jour de la semaine</text:p>
          </table:table-cell>
          <table:table-cell/>
        </table:table-row>
        <table:table-row table:style-name="ro7">
          <table:table-cell table:style-name="ce3" office:value-type="string" table:number-columns-spanned="3" table:number-rows-spanned="1">
            <text:p>menu.php</text:p>
          </table:table-cell>
          <table:covered-table-cell table:number-columns-repeated="2"/>
        </table:table-row>
        <table:table-row table:style-name="ro3">
          <table:table-cell table:number-columns-repeated="2" office:value-type="string">
            <text:p>Une erreur est survenue</text:p>
          </table:table-cell>
          <table:table-cell/>
        </table:table-row>
        <table:table-row table:style-name="ro3">
          <table:table-cell office:value-type="string">
            <text:p>Le menu a été mis a jour</text:p>
          </table:table-cell>
          <table:table-cell office:value-type="string">
            <text:p>Le menu a été mis à jour</text:p>
          </table:table-cell>
          <table:table-cell/>
        </table:table-row>
        <table:table-row table:style-name="ro3">
          <table:table-cell office:value-type="string">
            <text:p>Le menu a été ajouter</text:p>
          </table:table-cell>
          <table:table-cell office:value-type="string">
            <text:p>Le menu a été ajouté</text:p>
          </table:table-cell>
          <table:table-cell/>
        </table:table-row>
        <table:table-row table:style-name="ro3">
          <table:table-cell office:value-type="string">
            <text:p>Le menu n\'a pas été ajouter</text:p>
          </table:table-cell>
          <table:table-cell office:value-type="string">
            <text:p>Le menu n'a pas été ajouter</text:p>
          </table:table-cell>
          <table:table-cell/>
        </table:table-row>
        <table:table-row table:style-name="ro6">
          <table:table-cell office:value-type="string">
            <text:p>Le nom du fichier ne peux faire plus de 50 caractéres. Il est actuellement de 10</text:p>
          </table:table-cell>
          <table:table-cell office:value-type="string">
            <text:p>Le nom du fichier ne peut faire plus de 50 caractères. Il est actuellement de 70 caractères.</text:p>
          </table:table-cell>
          <table:table-cell/>
        </table:table-row>
        <table:table-row table:style-name="ro6">
          <table:table-cell office:value-type="string">
            <text:p>Le nom du titre ne peux faire plus de 50 caractéres. Il est actuellement de 10</text:p>
          </table:table-cell>
          <table:table-cell office:value-type="string">
            <text:p>Le nom du titre ne peut faire plus de 50 caractères. Il est actuellement de 70 caractères.</text:p>
          </table:table-cell>
          <table:table-cell/>
        </table:table-row>
        <table:table-row table:style-name="ro3">
          <table:table-cell office:value-type="string">
            <text:p>Les produit n\'ont pas étais suprimer</text:p>
          </table:table-cell>
          <table:table-cell office:value-type="string">
            <text:p>Les produit n'ont pas été supprimer</text:p>
          </table:table-cell>
          <table:table-cell/>
        </table:table-row>
        <table:table-row table:style-name="ro3">
          <table:table-cell office:value-type="string">
            <text:p>Le menu a étais suprimer</text:p>
          </table:table-cell>
          <table:table-cell office:value-type="string">
            <text:p>Le menu a été supprimé</text:p>
          </table:table-cell>
          <table:table-cell/>
        </table:table-row>
        <table:table-row table:style-name="ro3">
          <table:table-cell office:value-type="string">
            <text:p>Le menu n\'a pas étais suprimer</text:p>
          </table:table-cell>
          <table:table-cell office:value-type="string">
            <text:p>Le menu n'a pas été supprimé</text:p>
          </table:table-cell>
          <table:table-cell/>
        </table:table-row>
        <table:table-row table:style-name="ro3">
          <table:table-cell office:value-type="string">
            <text:p>Le menu n\'a pas étais trouver</text:p>
          </table:table-cell>
          <table:table-cell office:value-type="string">
            <text:p>Le menu n'a pas été trouvé</text:p>
          </table:table-cell>
          <table:table-cell/>
        </table:table-row>
        <table:table-row table:style-name="ro3">
          <table:table-cell office:value-type="string">
            <text:p>Le fichier est corempue</text:p>
          </table:table-cell>
          <table:table-cell office:value-type="string">
            <text:p>Le fichier est corrompue</text:p>
          </table:table-cell>
          <table:table-cell/>
        </table:table-row>
        <table:table-row table:style-name="ro3">
          <table:table-cell office:value-type="string">
            <text:p>Le produit à été ajouter</text:p>
          </table:table-cell>
          <table:table-cell office:value-type="string">
            <text:p>Le produit ont été ajoutés</text:p>
          </table:table-cell>
          <table:table-cell/>
        </table:table-row>
        <table:table-row table:style-name="ro3">
          <table:table-cell office:value-type="string">
            <text:p>Le produit n\'a pas été ajouter</text:p>
          </table:table-cell>
          <table:table-cell office:value-type="string">
            <text:p>Le produit n'a pas été ajouter</text:p>
          </table:table-cell>
          <table:table-cell/>
        </table:table-row>
        <table:table-row table:style-name="ro6">
          <table:table-cell office:value-type="string">
            <text:p>Le titre ne peux avoir plus de 50 caractére. Il est actuellement de 10</text:p>
          </table:table-cell>
          <table:table-cell office:value-type="string">
            <text:p>Le titre ne peut avoir plus de 50 caractères. Il est actuellement de 70 caractères.</text:p>
          </table:table-cell>
          <table:table-cell/>
        </table:table-row>
        <table:table-row table:style-name="ro6">
          <table:table-cell office:value-type="string">
            <text:p>Le nom de l\'image ne peux avoir plus de 50 caractére. Il est actuellement de 10</text:p>
          </table:table-cell>
          <table:table-cell office:value-type="string">
            <text:p>Le nom de l'image ne peut avoir plus de 50 caractères. Il est actuellement de 70 caractères.</text:p>
          </table:table-cell>
          <table:table-cell/>
        </table:table-row>
        <table:table-row table:style-name="ro2">
          <table:table-cell table:number-columns-repeated="2" office:value-type="string">
            <text:p>Il manque le titre</text:p>
          </table:table-cell>
          <table:table-cell/>
        </table:table-row>
        <table:table-row table:style-name="ro3">
          <table:table-cell office:value-type="string">
            <text:p>Le fichier est corempue</text:p>
          </table:table-cell>
          <table:table-cell office:value-type="string">
            <text:p>Le fichier est corrompue</text:p>
          </table:table-cell>
          <table:table-cell/>
        </table:table-row>
        <table:table-row table:style-name="ro3">
          <table:table-cell office:value-type="string">
            <text:p>Le produit à été mis a jour</text:p>
          </table:table-cell>
          <table:table-cell office:value-type="string">
            <text:p>Le produit ont été mis à jour</text:p>
          </table:table-cell>
          <table:table-cell/>
        </table:table-row>
        <table:table-row table:style-name="ro3">
          <table:table-cell office:value-type="string">
            <text:p>Le produit n\'a pas été mis a jour</text:p>
          </table:table-cell>
          <table:table-cell office:value-type="string">
            <text:p>Le produit n'a pas été mis ont jour</text:p>
          </table:table-cell>
          <table:table-cell/>
        </table:table-row>
        <table:table-row table:style-name="ro6">
          <table:table-cell office:value-type="string">
            <text:p>Le titre ne peux avoir plus de 50 caractére. Il est actuellement de 10</text:p>
          </table:table-cell>
          <table:table-cell office:value-type="string">
            <text:p>Le titre ne peut avoir plus de 50 caractères. Il est actuellement de 70 caractères.</text:p>
          </table:table-cell>
          <table:table-cell/>
        </table:table-row>
        <table:table-row table:style-name="ro6">
          <table:table-cell office:value-type="string">
            <text:p>Le nom de l\'image ne peux avoir plus de 50 caractére. Il est actuellement de 10</text:p>
          </table:table-cell>
          <table:table-cell office:value-type="string">
            <text:p>Le nom de l'image ne peut avoir plus de 50 caractères. Il est actuellement de 70 caractères.</text:p>
          </table:table-cell>
          <table:table-cell/>
        </table:table-row>
        <table:table-row table:style-name="ro2">
          <table:table-cell table:number-columns-repeated="2" office:value-type="string">
            <text:p>Il manque le titre</text:p>
          </table:table-cell>
          <table:table-cell/>
        </table:table-row>
        <table:table-row table:style-name="ro3">
          <table:table-cell office:value-type="string">
            <text:p>Le produit a étais suprimer</text:p>
          </table:table-cell>
          <table:table-cell office:value-type="string">
            <text:p>Le produit a été supprimé</text:p>
          </table:table-cell>
          <table:table-cell/>
        </table:table-row>
        <table:table-row table:style-name="ro3">
          <table:table-cell office:value-type="string">
            <text:p>Le produit n\'a pas étais suprimer</text:p>
          </table:table-cell>
          <table:table-cell office:value-type="string">
            <text:p>Le produit n'a pas été supprimé</text:p>
          </table:table-cell>
          <table:table-cell/>
        </table:table-row>
        <table:table-row table:style-name="ro3">
          <table:table-cell office:value-type="string">
            <text:p>Le produit n\'a pas étais trouver</text:p>
          </table:table-cell>
          <table:table-cell office:value-type="string">
            <text:p>Le produit n'a pas été trouvé</text:p>
          </table:table-cell>
          <table:table-cell/>
        </table:table-row>
        <table:table-row table:style-name="ro5">
          <table:table-cell office:value-type="string">
            <text:p>La deuxiéme variavle de la function uploadimg n\'est pas reconue</text:p>
          </table:table-cell>
          <table:table-cell office:value-type="string">
            <text:p>La deuxième variable de la fonction uploadimg n'est pas reconnue</text:p>
          </table:table-cell>
          <table:table-cell/>
        </table:table-row>
        <table:table-row table:style-name="ro3">
          <table:table-cell office:value-type="string">
            <text:p>L\'image a était envoyer</text:p>
          </table:table-cell>
          <table:table-cell office:value-type="string">
            <text:p>L'image a été envoyée</text:p>
          </table:table-cell>
          <table:table-cell/>
        </table:table-row>
        <table:table-row table:style-name="ro3">
          <table:table-cell office:value-type="string">
            <text:p>L\'image n\'a pas put étre uploader</text:p>
          </table:table-cell>
          <table:table-cell office:value-type="string">
            <text:p>L'image n'a pas pu être uploadée</text:p>
          </table:table-cell>
          <table:table-cell/>
        </table:table-row>
        <table:table-row table:style-name="ro6">
          <table:table-cell office:value-type="string">
            <text:p>Le fichier est dans un format inconue. Le format gif, jpeg, png et svg sont reconnue.</text:p>
          </table:table-cell>
          <table:table-cell office:value-type="string">
            <text:p>Le fichier est dans un format inconnu. Le format gif, jpeg, png et svg sont reconnues.</text:p>
          </table:table-cell>
          <table:table-cell/>
        </table:table-row>
        <table:table-row table:style-name="ro7">
          <table:table-cell table:style-name="ce3" office:value-type="string" table:number-columns-spanned="3" table:number-rows-spanned="1">
            <text:p>profil.php</text:p>
          </table:table-cell>
          <table:covered-table-cell table:number-columns-repeated="2"/>
        </table:table-row>
        <table:table-row table:style-name="ro3">
          <table:table-cell office:value-type="string">
            <text:p>Le nouvelle utilisateur a était ajouter</text:p>
          </table:table-cell>
          <table:table-cell office:value-type="string">
            <text:p>Le nouvel utilisateur a été ajouté</text:p>
          </table:table-cell>
          <table:table-cell/>
        </table:table-row>
        <table:table-row table:style-name="ro4">
          <table:table-cell office:value-type="string">
            <text:p>Le nouvelle utilisateur n\'a pas put étre ajouter</text:p>
          </table:table-cell>
          <table:table-cell office:value-type="string">
            <text:p>Le nouvel utilisateur n'a pas pu être ajouté</text:p>
          </table:table-cell>
          <table:table-cell/>
        </table:table-row>
        <table:table-row table:style-name="ro6">
          <table:table-cell office:value-type="string">
            <text:p>Le nouvelle utilisateur n\'a pas put étre ajouter et il n\'a pas put étre prévenu de l\'erreur</text:p>
          </table:table-cell>
          <table:table-cell office:value-type="string">
            <text:p>Le nouvel utilisateur n'a pas pu être ajouté et il n'a pas pu être prévenu de l'erreur</text:p>
          </table:table-cell>
          <table:table-cell/>
        </table:table-row>
        <table:table-row table:style-name="ro3">
          <table:table-cell office:value-type="string">
            <text:p>Aucun mail n\'a put étre envoyer</text:p>
          </table:table-cell>
          <table:table-cell office:value-type="string">
            <text:p>Aucun mail n'a pu être envoyé</text:p>
          </table:table-cell>
          <table:table-cell/>
        </table:table-row>
        <table:table-row table:style-name="ro3">
          <table:table-cell office:value-type="string">
            <text:p>Le mail renseigner existe déjà</text:p>
          </table:table-cell>
          <table:table-cell office:value-type="string">
            <text:p>Le mail renseigné existe déjà</text:p>
          </table:table-cell>
          <table:table-cell/>
        </table:table-row>
        <table:table-row table:style-name="ro4">
          <table:table-cell office:value-type="string">
            <text:p>Le mail renseigner n\'est pas une addresse mail</text:p>
          </table:table-cell>
          <table:table-cell office:value-type="string">
            <text:p>Le mail renseigné n'est pas une adresse mail</text:p>
          </table:table-cell>
          <table:table-cell/>
        </table:table-row>
        <table:table-row table:style-name="ro4">
          <table:table-cell office:value-type="string">
            <text:p>L\'addresse mail ne peut faire plus de 50 caractére</text:p>
          </table:table-cell>
          <table:table-cell office:value-type="string">
            <text:p>L'adresse mail ne peut faire plus de 50 caractères</text:p>
          </table:table-cell>
          <table:table-cell/>
        </table:table-row>
        <table:table-row table:style-name="ro3">
          <table:table-cell office:value-type="string">
            <text:p>Il manque l\'addresse mail</text:p>
          </table:table-cell>
          <table:table-cell office:value-type="string">
            <text:p>Il manque l'adresse mail</text:p>
          </table:table-cell>
          <table:table-cell/>
        </table:table-row>
        <table:table-row table:style-name="ro4">
          <table:table-cell office:value-type="string">
            <text:p>Le nom ne peut faire plus de 50 caractére</text:p>
          </table:table-cell>
          <table:table-cell office:value-type="string">
            <text:p>Le nom ne peut faire plus de 50 caractères</text:p>
          </table:table-cell>
          <table:table-cell/>
        </table:table-row>
        <table:table-row table:style-name="ro2">
          <table:table-cell table:number-columns-repeated="2" office:value-type="string">
            <text:p>Il manque le nom</text:p>
          </table:table-cell>
          <table:table-cell/>
        </table:table-row>
        <table:table-row table:style-name="ro3">
          <table:table-cell office:value-type="string">
            <text:p>Une erreur c\'est produit</text:p>
          </table:table-cell>
          <table:table-cell office:value-type="string">
            <text:p>Une erreur c'est produit.</text:p>
          </table:table-cell>
          <table:table-cell/>
        </table:table-row>
        <table:table-row table:style-name="ro3">
          <table:table-cell office:value-type="string">
            <text:p>Il manque l\'adresse mail</text:p>
          </table:table-cell>
          <table:table-cell office:value-type="string">
            <text:p>Il manque l'adresse mail</text:p>
          </table:table-cell>
          <table:table-cell/>
        </table:table-row>
        <table:table-row table:style-name="ro3">
          <table:table-cell office:value-type="string">
            <text:p>Se n\'est pas une addresse mail</text:p>
          </table:table-cell>
          <table:table-cell office:value-type="string">
            <text:p>Se n'est pas une adresse mail</text:p>
          </table:table-cell>
          <table:table-cell/>
        </table:table-row>
        <table:table-row table:style-name="ro3">
          <table:table-cell office:value-type="string">
            <text:p>Cette addresse mail n\'existe pas</text:p>
          </table:table-cell>
          <table:table-cell office:value-type="string">
            <text:p>Cette adresse mail n'existe pas</text:p>
          </table:table-cell>
          <table:table-cell/>
        </table:table-row>
        <table:table-row table:style-name="ro3">
          <table:table-cell office:value-type="string">
            <text:p>Ce compte ne peux pas étre modifier</text:p>
          </table:table-cell>
          <table:table-cell office:value-type="string">
            <text:p>Ce compte ne peut pas être modifié</text:p>
          </table:table-cell>
          <table:table-cell/>
        </table:table-row>
        <table:table-row table:style-name="ro4">
          <table:table-cell office:value-type="string">
            <text:p>Le mot de passe n\'a pas put étre envoyer a la base de donner</text:p>
          </table:table-cell>
          <table:table-cell office:value-type="string">
            <text:p>Le mot de passe n'a pas pu être envoyé à la base de données</text:p>
          </table:table-cell>
          <table:table-cell/>
        </table:table-row>
        <table:table-row table:style-name="ro3">
          <table:table-cell office:value-type="string">
            <text:p>Le mail n\'à pas put étre envoyer</text:p>
          </table:table-cell>
          <table:table-cell office:value-type="string">
            <text:p>Le mail n'a pas pu être envoyé</text:p>
          </table:table-cell>
          <table:table-cell/>
        </table:table-row>
        <table:table-row table:style-name="ro3">
          <table:table-cell office:value-type="string">
            <text:p>Les droit on étais changer</text:p>
          </table:table-cell>
          <table:table-cell office:value-type="string">
            <text:p>Les droits ont été changés</text:p>
          </table:table-cell>
          <table:table-cell/>
        </table:table-row>
        <table:table-row table:style-name="ro3">
          <table:table-cell office:value-type="string">
            <text:p>Les droit n\'ont pas put étre changer</text:p>
          </table:table-cell>
          <table:table-cell office:value-type="string">
            <text:p>Les droits n'ont pas pu être changés</text:p>
          </table:table-cell>
          <table:table-cell/>
        </table:table-row>
        <table:table-row table:style-name="ro2">
          <table:table-cell office:value-type="string">
            <text:p>Ce profil n\'existe pas</text:p>
          </table:table-cell>
          <table:table-cell office:value-type="string">
            <text:p>Ce profil n'existe pas</text:p>
          </table:table-cell>
          <table:table-cell/>
        </table:table-row>
        <table:table-row table:style-name="ro3">
          <table:table-cell office:value-type="string">
            <text:p>Les droit on étais changer</text:p>
          </table:table-cell>
          <table:table-cell office:value-type="string">
            <text:p>Les droits ont été changés</text:p>
          </table:table-cell>
          <table:table-cell/>
        </table:table-row>
        <table:table-row table:style-name="ro3">
          <table:table-cell office:value-type="string">
            <text:p>Les droit n\'ont pas put étre changer</text:p>
          </table:table-cell>
          <table:table-cell office:value-type="string">
            <text:p>Les droits n'ont pas pu être changés</text:p>
          </table:table-cell>
          <table:table-cell/>
        </table:table-row>
        <table:table-row table:style-name="ro2">
          <table:table-cell office:value-type="string">
            <text:p>Ce profil n\'existe pas</text:p>
          </table:table-cell>
          <table:table-cell office:value-type="string">
            <text:p>Ce profil n'existe pas</text:p>
          </table:table-cell>
          <table:table-cell/>
        </table:table-row>
        <table:table-row table:style-name="ro3">
          <table:table-cell office:value-type="string">
            <text:p>Une erreur c\'est produit</text:p>
          </table:table-cell>
          <table:table-cell office:value-type="string">
            <text:p>Une erreur c'est produit.</text:p>
          </table:table-cell>
          <table:table-cell/>
        </table:table-row>
        <table:table-row table:style-name="ro3">
          <table:table-cell office:value-type="string">
            <text:p>Le profil a étais suprimer</text:p>
          </table:table-cell>
          <table:table-cell office:value-type="string">
            <text:p>Le profil a été supprimé</text:p>
          </table:table-cell>
          <table:table-cell/>
        </table:table-row>
        <table:table-row table:style-name="ro3">
          <table:table-cell office:value-type="string">
            <text:p>Le profil n\'a pas étais suprimer</text:p>
          </table:table-cell>
          <table:table-cell office:value-type="string">
            <text:p>Le profil n'a pas été supprimé</text:p>
          </table:table-cell>
          <table:table-cell/>
        </table:table-row>
        <table:table-row table:style-name="ro2">
          <table:table-cell office:value-type="string">
            <text:p>Ce profil n\'existe pas</text:p>
          </table:table-cell>
          <table:table-cell office:value-type="string">
            <text:p>Ce profil n'existe pas</text:p>
          </table:table-cell>
          <table:table-cell/>
        </table:table-row>
        <table:table-row table:style-name="ro3">
          <table:table-cell office:value-type="string">
            <text:p>Une erreur c\'est produit</text:p>
          </table:table-cell>
          <table:table-cell office:value-type="string">
            <text:p>Une erreur c'est produit.</text:p>
          </table:table-cell>
          <table:table-cell/>
        </table:table-row>
        <table:table-row table:style-name="ro7">
          <table:table-cell table:style-name="ce3" office:value-type="string" table:number-columns-spanned="3" table:number-rows-spanned="1">
            <text:p>reseaux.php</text:p>
          </table:table-cell>
          <table:covered-table-cell table:number-columns-repeated="2"/>
        </table:table-row>
        <table:table-row table:style-name="ro2">
          <table:table-cell table:number-columns-repeated="2" office:value-type="string">
            <text:p>Lien ajouter</text:p>
          </table:table-cell>
          <table:table-cell/>
        </table:table-row>
        <table:table-row table:style-name="ro3">
          <table:table-cell office:value-type="string">
            <text:p>Le lien n\'a pas été ajouter</text:p>
          </table:table-cell>
          <table:table-cell office:value-type="string">
            <text:p>Le lien n'a pas été ajouté</text:p>
          </table:table-cell>
          <table:table-cell/>
        </table:table-row>
        <table:table-row table:style-name="ro2">
          <table:table-cell office:value-type="string">
            <text:p>Il manque l\'image</text:p>
          </table:table-cell>
          <table:table-cell office:value-type="string">
            <text:p>Il manque l'image</text:p>
          </table:table-cell>
          <table:table-cell/>
        </table:table-row>
        <table:table-row table:style-name="ro6">
          <table:table-cell office:value-type="string">
            <text:p>Le nom du fichier ne peux faire plus de 50 caractéres. Il est actuellement de 10</text:p>
          </table:table-cell>
          <table:table-cell office:value-type="string">
            <text:p>Le nom du fichier ne peut faire plus de 50 caractères. Il est actuellement de 70 caractères.</text:p>
          </table:table-cell>
          <table:table-cell/>
        </table:table-row>
        <table:table-row table:style-name="ro4">
          <table:table-cell office:value-type="string">
            <text:p>Le titre ne peux faire plus de 50 caractéres.</text:p>
          </table:table-cell>
          <table:table-cell office:value-type="string">
            <text:p>Le titre ne peut faire plus de 50 caractères.</text:p>
          </table:table-cell>
          <table:table-cell/>
        </table:table-row>
        <table:table-row table:style-name="ro2">
          <table:table-cell table:number-columns-repeated="2" office:value-type="string">
            <text:p>Le titre est vide</text:p>
          </table:table-cell>
          <table:table-cell/>
        </table:table-row>
        <table:table-row table:style-name="ro2">
          <table:table-cell table:number-columns-repeated="2" office:value-type="string">
            <text:p>Le lien est mort</text:p>
          </table:table-cell>
          <table:table-cell/>
        </table:table-row>
        <table:table-row table:style-name="ro3">
          <table:table-cell office:value-type="string">
            <text:p>Le reseau a été mis a jour</text:p>
          </table:table-cell>
          <table:table-cell office:value-type="string">
            <text:p>Le réseau a été mis à jour</text:p>
          </table:table-cell>
          <table:table-cell/>
        </table:table-row>
        <table:table-row table:style-name="ro5">
          <table:table-cell office:value-type="string">
            <text:p>Une erreur c\'est produit lors de la mise a jour du reseaux</text:p>
          </table:table-cell>
          <table:table-cell office:value-type="string">
            <text:p>Une erreur c'est produit lors de la mise à jour du réseau</text:p>
          </table:table-cell>
          <table:table-cell/>
        </table:table-row>
        <table:table-row table:style-name="ro3">
          <table:table-cell office:value-type="string">
            <text:p>Le reseau a été mis a jour</text:p>
          </table:table-cell>
          <table:table-cell office:value-type="string">
            <text:p>Le réseau a été mis à jour</text:p>
          </table:table-cell>
          <table:table-cell/>
        </table:table-row>
        <table:table-row table:style-name="ro5">
          <table:table-cell office:value-type="string">
            <text:p>Une erreur c\'est produit lors de la mise a jour du reseaux</text:p>
          </table:table-cell>
          <table:table-cell office:value-type="string">
            <text:p>Une erreur c'est produit lors de la mise à jour du réseau</text:p>
          </table:table-cell>
          <table:table-cell/>
        </table:table-row>
        <table:table-row table:style-name="ro4">
          <table:table-cell office:value-type="string">
            <text:p>Le reseau n\'a pas été trouver dans la base de donner</text:p>
          </table:table-cell>
          <table:table-cell office:value-type="string">
            <text:p>Le réseau n'a pas été trouvé dans la base de données</text:p>
          </table:table-cell>
          <table:table-cell/>
        </table:table-row>
        <table:table-row table:style-name="ro2">
          <table:table-cell table:number-columns-repeated="2" office:value-type="string">
            <text:p>Le titre est vide</text:p>
          </table:table-cell>
          <table:table-cell/>
        </table:table-row>
        <table:table-row table:style-name="ro4">
          <table:table-cell office:value-type="string">
            <text:p>Le titre ne peux faire plus de 50 caractéres.</text:p>
          </table:table-cell>
          <table:table-cell office:value-type="string">
            <text:p>Le titre ne peut faire plus de 50 caractères.</text:p>
          </table:table-cell>
          <table:table-cell/>
        </table:table-row>
        <table:table-row table:style-name="ro2">
          <table:table-cell office:value-type="string">
            <text:p>L\'url est vide</text:p>
          </table:table-cell>
          <table:table-cell office:value-type="string">
            <text:p>L'url est vide</text:p>
          </table:table-cell>
          <table:table-cell/>
        </table:table-row>
        <table:table-row table:style-name="ro2">
          <table:table-cell office:value-type="string">
            <text:p>L\'url est un lien mort</text:p>
          </table:table-cell>
          <table:table-cell office:value-type="string">
            <text:p>L'url est un lien mort</text:p>
          </table:table-cell>
          <table:table-cell/>
        </table:table-row>
        <table:table-row table:style-name="ro3">
          <table:table-cell office:value-type="string">
            <text:p>Le reseau a été suprimer</text:p>
          </table:table-cell>
          <table:table-cell office:value-type="string">
            <text:p>Le réseau a été supprimé</text:p>
          </table:table-cell>
          <table:table-cell/>
        </table:table-row>
        <table:table-row table:style-name="ro3">
          <table:table-cell office:value-type="string">
            <text:p>Le reseau n\'a pas put étre suprimer</text:p>
          </table:table-cell>
          <table:table-cell office:value-type="string">
            <text:p>Le réseau n'a pas pu être supprimé</text:p>
          </table:table-cell>
          <table:table-cell/>
        </table:table-row>
        <table:table-row table:style-name="ro3">
          <table:table-cell office:value-type="string">
            <text:p>Une erreur c\'est produit</text:p>
          </table:table-cell>
          <table:table-cell office:value-type="string">
            <text:p>une erreur c'est produit</text:p>
          </table:table-cell>
          <table:table-cell/>
        </table:table-row>
        <table:table-row table:style-name="ro4">
          <table:table-cell office:value-type="string">
            <text:p>Le reseaux n\'a pas été trouver dans la base de donner</text:p>
          </table:table-cell>
          <table:table-cell office:value-type="string">
            <text:p>Le réseau n'a pas été trouvé dans la base de données</text:p>
          </table:table-cell>
          <table:table-cell/>
        </table:table-row>
        <table:table-row table:style-name="ro3">
          <table:table-cell office:value-type="string">
            <text:p>L\'image a était envoyer</text:p>
          </table:table-cell>
          <table:table-cell office:value-type="string">
            <text:p>L'image a été envoyée</text:p>
          </table:table-cell>
          <table:table-cell/>
        </table:table-row>
        <table:table-row table:style-name="ro3">
          <table:table-cell office:value-type="string">
            <text:p>L\'image n\'a pas put étre uploader</text:p>
          </table:table-cell>
          <table:table-cell office:value-type="string">
            <text:p>L'image n'a pas pu être uploadée</text:p>
          </table:table-cell>
          <table:table-cell/>
        </table:table-row>
        <table:table-row table:style-name="ro6">
          <table:table-cell office:value-type="string">
            <text:p>Le fichier est dans un format inconue. Le format gif, jpeg, png et svg sont reconnue.</text:p>
          </table:table-cell>
          <table:table-cell office:value-type="string">
            <text:p>Le fichier est dans un format inconnu. Les formats gif, jpeg, png et svg sont reconnues.</text:p>
          </table:table-cell>
          <table:table-cell/>
        </table:table-row>
        <table:table-row table:style-name="ro3">
          <table:table-cell office:value-type="string">
            <text:p>Le nom du fichier n\'est pas renseigner</text:p>
          </table:table-cell>
          <table:table-cell office:value-type="string">
            <text:p>Le nom du fichier n'est pas renseigner</text:p>
          </table:table-cell>
          <table:table-cell/>
        </table:table-row>
        <table:table-row table:style-name="ro3">
          <table:table-cell office:value-type="string">
            <text:p>Le type du fichier n\'est pas renseigner</text:p>
          </table:table-cell>
          <table:table-cell office:value-type="string">
            <text:p>Le type du fichier n'est pas renseigner</text:p>
          </table:table-cell>
          <table:table-cell/>
        </table:table-row>
        <table:table-row table:style-name="ro3">
          <table:table-cell office:value-type="string">
            <text:p>Le chemin du fichier n\'est pas renseigner</text:p>
          </table:table-cell>
          <table:table-cell office:value-type="string">
            <text:p>Le chemin du fichier n'est pas renseigner</text:p>
          </table:table-cell>
          <table:table-cell/>
        </table:table-row>
        <table:table-row table:style-name="ro3">
          <table:table-cell office:value-type="string">
            <text:p>La taille du fichier n\'est pas renseigner</text:p>
          </table:table-cell>
          <table:table-cell office:value-type="string">
            <text:p>La taille du fichier n'est pas renseigner</text:p>
          </table:table-cell>
          <table:table-cell/>
        </table:table-row>
        <table:table-row table:style-name="ro7">
          <table:table-cell table:style-name="ce3" office:value-type="string" table:number-columns-spanned="3" table:number-rows-spanned="1">
            <text:p>service.php</text:p>
          </table:table-cell>
          <table:covered-table-cell table:number-columns-repeated="2" table:style-name="ce6"/>
        </table:table-row>
        <table:table-row table:style-name="ro3">
          <table:table-cell office:value-type="string">
            <text:p>L\'image a été changer</text:p>
          </table:table-cell>
          <table:table-cell office:value-type="string">
            <text:p>L'image a été changée</text:p>
          </table:table-cell>
          <table:table-cell/>
        </table:table-row>
        <table:table-row table:style-name="ro4">
          <table:table-cell office:value-type="string">
            <text:p>L\'image n\'a pas été changer dans la base de donner</text:p>
          </table:table-cell>
          <table:table-cell office:value-type="string">
            <text:p>L'image n'a pas été changée dans la base de données</text:p>
          </table:table-cell>
          <table:table-cell/>
        </table:table-row>
        <table:table-row table:style-name="ro3">
          <table:table-cell office:value-type="string">
            <text:p>L\'image a été changer</text:p>
          </table:table-cell>
          <table:table-cell office:value-type="string">
            <text:p>L'image a été changée</text:p>
          </table:table-cell>
          <table:table-cell/>
        </table:table-row>
        <table:table-row table:style-name="ro4">
          <table:table-cell office:value-type="string">
            <text:p>L\'id du service ne corespond pas avec la base de donner</text:p>
          </table:table-cell>
          <table:table-cell office:value-type="string">
            <text:p>L'id du service ne correspond pas avec la base de données.</text:p>
          </table:table-cell>
          <table:table-cell/>
        </table:table-row>
        <table:table-row table:style-name="ro4">
          <table:table-cell office:value-type="string">
            <text:p>L\'id du service ne corespond pas avec la base de donner</text:p>
          </table:table-cell>
          <table:table-cell office:value-type="string">
            <text:p>l'id du service ne correspond pas avec la base de données.</text:p>
          </table:table-cell>
          <table:table-cell/>
        </table:table-row>
        <table:table-row table:style-name="ro6">
          <table:table-cell office:value-type="string">
            <text:p>Le nom du fichier ne peux faire plus de 50 caractéres. Il est actuellement de 10</text:p>
          </table:table-cell>
          <table:table-cell office:value-type="string">
            <text:p>Le nom du fichier ne peut faire plus de 50 caractères. Il est actuellement de 70 caractères.</text:p>
          </table:table-cell>
          <table:table-cell/>
        </table:table-row>
        <table:table-row table:style-name="ro3">
          <table:table-cell office:value-type="string">
            <text:p>Le text a été mis a jour</text:p>
          </table:table-cell>
          <table:table-cell office:value-type="string">
            <text:p>Le texte a été mis à jour</text:p>
          </table:table-cell>
          <table:table-cell/>
        </table:table-row>
        <table:table-row table:style-name="ro3">
          <table:table-cell office:value-type="string">
            <text:p>Le text n\'a pas put étre mis a jour</text:p>
          </table:table-cell>
          <table:table-cell office:value-type="string">
            <text:p>Le texte n'a pas pu être mis à jour</text:p>
          </table:table-cell>
          <table:table-cell/>
        </table:table-row>
        <table:table-row table:style-name="ro4">
          <table:table-cell office:value-type="string">
            <text:p>L\'id du service ne corespond pas avec la base de donner</text:p>
          </table:table-cell>
          <table:table-cell office:value-type="string">
            <text:p>L'id du service ne correspond pas avec la base de données.</text:p>
          </table:table-cell>
          <table:table-cell/>
        </table:table-row>
        <table:table-row table:style-name="ro3">
          <table:table-cell office:value-type="string">
            <text:p>Seul du text est autoriser</text:p>
          </table:table-cell>
          <table:table-cell office:value-type="string">
            <text:p>Seul du texte est autorisé</text:p>
          </table:table-cell>
          <table:table-cell/>
        </table:table-row>
        <table:table-row table:style-name="ro3">
          <table:table-cell office:value-type="string">
            <text:p>Le service a été suprimer</text:p>
          </table:table-cell>
          <table:table-cell office:value-type="string">
            <text:p>Le service a été supprimé</text:p>
          </table:table-cell>
          <table:table-cell/>
        </table:table-row>
        <table:table-row table:style-name="ro3">
          <table:table-cell office:value-type="string">
            <text:p>Le service n\'a pas été suprimer</text:p>
          </table:table-cell>
          <table:table-cell office:value-type="string">
            <text:p>Le service n'a pas été supprimé</text:p>
          </table:table-cell>
          <table:table-cell/>
        </table:table-row>
        <table:table-row table:style-name="ro4">
          <table:table-cell office:value-type="string">
            <text:p>L\'id du service ne corespond pas avec la base de donner</text:p>
          </table:table-cell>
          <table:table-cell office:value-type="string">
            <text:p>L'id du service ne correspond pas avec la base de données.</text:p>
          </table:table-cell>
          <table:table-cell/>
        </table:table-row>
        <table:table-row table:style-name="ro3">
          <table:table-cell office:value-type="string">
            <text:p>Le service a été ajouter</text:p>
          </table:table-cell>
          <table:table-cell office:value-type="string">
            <text:p>Le service a été ajouté</text:p>
          </table:table-cell>
          <table:table-cell/>
        </table:table-row>
        <table:table-row table:style-name="ro3">
          <table:table-cell office:value-type="string">
            <text:p>Le service n\'a pas été ajouter</text:p>
          </table:table-cell>
          <table:table-cell office:value-type="string">
            <text:p>Le service n'a pas été ajouté</text:p>
          </table:table-cell>
          <table:table-cell/>
        </table:table-row>
        <table:table-row table:style-name="ro6">
          <table:table-cell office:value-type="string">
            <text:p>Le nom du fichier ne peux faire plus de 50 caractéres. Il est actuellement de 10</text:p>
          </table:table-cell>
          <table:table-cell office:value-type="string">
            <text:p>Le nom du fichier ne peut faire plus de 50 caractères. Il est actuellement de 70 caractères.</text:p>
          </table:table-cell>
          <table:table-cell/>
        </table:table-row>
        <table:table-row table:style-name="ro6">
          <table:table-cell office:value-type="string">
            <text:p>Le nom du titre ne peux faire plus de 50 caractéres. Il est actuellement de 10</text:p>
          </table:table-cell>
          <table:table-cell office:value-type="string">
            <text:p>Le nom du titre ne peut faire plus de 50 caractères. Il est actuellement de 70 caractères.</text:p>
          </table:table-cell>
          <table:table-cell/>
        </table:table-row>
        <table:table-row table:style-name="ro3">
          <table:table-cell office:value-type="string">
            <text:p>L\'image a était envoyer</text:p>
          </table:table-cell>
          <table:table-cell office:value-type="string">
            <text:p>L'image a été envoyée</text:p>
          </table:table-cell>
          <table:table-cell/>
        </table:table-row>
        <table:table-row table:style-name="ro3">
          <table:table-cell office:value-type="string">
            <text:p>L\'image n\'a pas put étre uploader</text:p>
          </table:table-cell>
          <table:table-cell office:value-type="string">
            <text:p>L'image n'a pas pu être uploadée</text:p>
          </table:table-cell>
          <table:table-cell/>
        </table:table-row>
        <table:table-row table:style-name="ro6">
          <table:table-cell office:value-type="string">
            <text:p>Le fichier est dans un format inconue. Le format gif, jpeg, png et svg sont reconnue.</text:p>
          </table:table-cell>
          <table:table-cell office:value-type="string">
            <text:p>Le fichier est dans un format inconnu. Les formats gif, jpeg, png et svg sont reconnus.</text:p>
          </table:table-cell>
          <table:table-cell/>
        </table:table-row>
        <table:table-row table:style-name="ro6" table:number-rows-repeated="104834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11/09/2019</text:date>, <text:time>16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27:20.60</meta:creation-date>
    <meta:generator>OpenOffice/4.1.6$Win32 OpenOffice.org_project/416m1$Build-9790</meta:generator>
    <dc:date>2019-09-11T16:34:16.19</dc:date>
    <meta:editing-duration>PT10H43M35S</meta:editing-duration>
    <meta:editing-cycles>13</meta:editing-cycles>
    <meta:document-statistic meta:table-count="3" meta:cell-count="460" meta:object-count="0"/>
  </office:meta>
</office:document-meta>
</file>